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3679" officeooo:paragraph-rsid="001b3679"/>
    </style:style>
    <style:style style:name="P2" style:family="paragraph" style:parent-style-name="Standard">
      <style:text-properties officeooo:rsid="001ba7f9" officeooo:paragraph-rsid="001ba7f9"/>
    </style:style>
    <style:style style:name="P3" style:family="paragraph" style:parent-style-name="Standard">
      <style:text-properties officeooo:rsid="001cb08a" officeooo:paragraph-rsid="001cb0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two stage rockets, possible to use them in the atmosphere. </text:p>
      <text:p text:style-name="P1"/>
      <text:p text:style-name="P1">So the first part, you accellerate the particles in their orbit, but don’t allow them to move towards the eend of the engine, instead you accellerate them in circles that kind of oscillate back and forth. And then….using a shit ton of math, you accellerate groups of particles towards the end of the engines by using electric fields to to kind of guide them through a secondary tube that unwinds throughout the rocket so it converts the orbital engergy into straightline energy and bam!!!</text:p>
      <text:p text:style-name="P1"/>
      <text:p text:style-name="P1">the electromagnets need to be laminate layers of the following from side to side…. So inner edge moving towards outside edge of magnet maybe some iron, copper, neodimium, copper, cobalt, copper, iron, magnets need to be oddly shaped, don’t use bars, use donut shapes that are not perfectly straight lines, use umbrella shapes, use some curved cylinders, and use different shapes at each point in the rocket. It makes it much simpler to replace magnets and to figure out problems when the arise and to figure out what the hell the rocket is doing. </text:p>
      <text:p text:style-name="P1"/>
      <text:p text:style-name="P1">By focusing the particles’ orbits you can accellerate the shit out of them. </text:p>
      <text:p text:style-name="P1"/>
      <text:p text:style-name="P2">Oh same goes with video cameras, pickups on guitars and microphones, and capacitor plates and transistor plates and inductor shapes. If you change the shape, you can get crazy zoom and audio, and you can I think direct the mic to only pick up a persons voice. </text:p>
      <text:p text:style-name="P2"/>
      <text:p text:style-name="P2">But with bandpass filters random shapes in them should get different effects. But yeah resistors everything oddly shaped, and it also starts meaning you can fit more and more shit into less and less area. </text:p>
      <text:p text:style-name="P2"/>
      <text:p text:style-name="P3">Its one rocket, but its two phase accelleration which means you can put the particles at light speed over the course of about a foot long rock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7:12:02.025000000</meta:creation-date>
    <dc:date>2018-05-05T18:22:23.868000000</dc:date>
    <meta:editing-duration>PT50M</meta:editing-duration>
    <meta:editing-cycles>3</meta:editing-cycles>
    <meta:generator>LibreOffice/6.0.3.2$Windows_X86_64 LibreOffice_project/8f48d515416608e3a835360314dac7e47fd0b821</meta:generator>
    <meta:document-statistic meta:table-count="0" meta:image-count="0" meta:object-count="0" meta:page-count="1" meta:paragraph-count="7" meta:word-count="311" meta:character-count="1784" meta:non-whitespace-character-count="1474"/>
  </office:meta>
</office:document-meta>
</file>